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Key Columns</text:h>
      <text:list text:style-name="L1">
        <text:list-item>
          <text:p text:style-name="P1"><text:span text:style-name="Strong_20_Emphasis">Basic Information:</text:span></text:p>
          <text:list>
            <text:list-item>
              <text:p text:style-name="P1"><text:span text:style-name="Source_20_Text">Case #</text:span>, <text:span text:style-name="Source_20_Text">Year</text:span>, <text:span text:style-name="Source_20_Text">Date</text:span>, <text:span text:style-name="Source_20_Text">Country</text:span>, <text:span text:style-name="Source_20_Text">State</text:span>, and <text:span text:style-name="Source_20_Text">Description</text:span>: These columns provide identification and context for each accident.</text:p>
            </text:list-item>
          </text:list>
        </text:list-item>
        <text:list-item>
          <text:p text:style-name="P1"><text:span text:style-name="Strong_20_Emphasis">Accident Details:</text:span></text:p>
          <text:list>
            <text:list-item>
              <text:p text:style-name="P1"><text:span text:style-name="Source_20_Text">Deaths</text:span>: Number of fatalities.</text:p>
            </text:list-item>
            <text:list-item>
              <text:p text:style-name="P1"><text:span text:style-name="Source_20_Text">Tesla driver</text:span>: If the Tesla driver died.</text:p>
            </text:list-item>
            <text:list-item>
              <text:p text:style-name="P1"><text:span text:style-name="Source_20_Text">Tesla occupant</text:span>, <text:span text:style-name="Source_20_Text">Other vehicle</text:span>, <text:span text:style-name="Source_20_Text">Cyclists/ Peds</text:span>, etc., provide additional accident specifics.</text:p>
            </text:list-item>
          </text:list>
        </text:list-item>
        <text:list-item>
          <text:p text:style-name="P1"><text:span text:style-name="Strong_20_Emphasis">Autopilot Information:</text:span></text:p>
          <text:list>
            <text:list-item>
              <text:p text:style-name="P1"><text:span text:style-name="Source_20_Text">Autopilot claimed</text:span> and <text:span text:style-name="Source_20_Text">Verified Tesla Autopilot Deaths</text:span>: Indicate the involvement of Tesla's Autopilot in accidents.</text:p>
            </text:list-item>
          </text:list>
        </text:list-item>
        <text:list-item>
          <text:p text:style-name="P1"><text:span text:style-name="Strong_20_Emphasis">Sources and Notes:</text:span></text:p>
          <text:list>
            <text:list-item>
              <text:p text:style-name="P2"><text:span text:style-name="Source_20_Text">Source</text:span>, <text:span text:style-name="Source_20_Text">Note</text:span>, <text:span text:style-name="Source_20_Text">Deceased 1–4</text:span>: Further information or individuals involved in accidents.</text:p>
            </text:list-item>
          </text:list>
        </text:list-item>
      </text:list>
      <text:h text:style-name="Heading_20_3" text:outline-level="3">Observations</text:h>
      <text:list text:style-name="L2">
        <text:list-item>
          <text:p text:style-name="P3"><text:span text:style-name="Strong_20_Emphasis">Missing Values:</text:span></text:p>
          <text:list>
            <text:list-item>
              <text:p text:style-name="P3">Columns like <text:span text:style-name="Source_20_Text">Deceased 1–4</text:span> and <text:span text:style-name="Source_20_Text">Note</text:span> have significant missing data, making them less useful for analysis.</text:p>
            </text:list-item>
            <text:list-item>
              <text:p text:style-name="P3"><text:span text:style-name="Source_20_Text">Deaths</text:span>, <text:span text:style-name="Source_20_Text">Year</text:span>, and <text:span text:style-name="Source_20_Text">Tesla driver</text:span> have a few missing entries that may require cleaning.</text:p>
            </text:list-item>
          </text:list>
        </text:list-item>
        <text:list-item>
          <text:p text:style-name="P3"><text:span text:style-name="Strong_20_Emphasis">Irrelevant Columns:</text:span></text:p>
          <text:list>
            <text:list-item>
              <text:p text:style-name="P4">Columns like <text:span text:style-name="Source_20_Text">Unnamed: 16</text:span> and <text:span text:style-name="Source_20_Text">Unnamed: 17</text:span> seem to contain URLs and might not be necessary for analysis.</text:p>
            </text:list-item>
          </text:list>
        </text:list-item>
      </text:list>
      <text:p text:style-name="Standard"/>
      <text:p text:style-name="Standard"/>
      <text:h text:style-name="Heading_20_3" text:outline-level="3">Exploratory Data Analysis Summary</text:h>
      <text:h text:style-name="Heading_20_4" text:outline-level="4">a. Number of Events</text:h>
      <text:list text:style-name="L3">
        <text:list-item>
          <text:p text:style-name="P5"><text:span text:style-name="Strong_20_Emphasis">By Year:</text:span></text:p>
          <text:list>
            <text:list-item>
              <text:p text:style-name="P5">The number of events per year shows a clear trend, as visualized in the bar chart.</text:p>
            </text:list-item>
          </text:list>
        </text:list-item>
        <text:list-item>
          <text:p text:style-name="P5"><text:span text:style-name="Strong_20_Emphasis">By Country:</text:span></text:p>
          <text:list>
            <text:list-item>
              <text:p text:style-name="P5">The USA accounts for the majority of events, followed by countries like China, Germany, and Canada.</text:p>
            </text:list-item>
          </text:list>
        </text:list-item>
        <text:list-item>
          <text:p text:style-name="P5"><text:span text:style-name="Strong_20_Emphasis">By State:</text:span></text:p>
          <text:list>
            <text:list-item>
              <text:p text:style-name="P6">Events are distributed across several states, with California (CA) leading.</text:p>
            </text:list-item>
          </text:list>
        </text:list-item>
      </text:list>
      <text:h text:style-name="Heading_20_4" text:outline-level="4">b. Death Event Analysis</text:h>
      <text:list text:style-name="L4">
        <text:list-item>
          <text:p text:style-name="P7"><text:span text:style-name="Strong_20_Emphasis">Number of Deaths per Accident:</text:span></text:p>
          <text:list>
            <text:list-item>
              <text:p text:style-name="P7">Most accidents (247) resulted in a single fatality.</text:p>
            </text:list-item>
            <text:list-item>
              <text:p text:style-name="P7">A smaller number had multiple fatalities: 2 deaths (38 cases), 3 deaths (6 cases), and 4 deaths (3 cases).</text:p>
            </text:list-item>
          </text:list>
        </text:list-item>
        <text:list-item>
          <text:p text:style-name="P7"><text:soft-page-break/><text:span text:style-name="Strong_20_Emphasis">Tesla Driver Deaths:</text:span></text:p>
          <text:list>
            <text:list-item>
              <text:p text:style-name="P7">There are no confirmed Tesla driver deaths recorded in the dataset.</text:p>
            </text:list-item>
          </text:list>
        </text:list-item>
        <text:list-item>
          <text:p text:style-name="P7"><text:span text:style-name="Strong_20_Emphasis">Proportion of Events with Occupant Deaths:</text:span></text:p>
          <text:list>
            <text:list-item>
              <text:p text:style-name="P7">None of the events explicitly record occupant deaths (<text:span text:style-name="Source_20_Text">Tesla occupant</text:span> has no "1").</text:p>
            </text:list-item>
          </text:list>
        </text:list-item>
        <text:list-item>
          <text:p text:style-name="P7"><text:span text:style-name="Strong_20_Emphasis">Cyclist/Pedestrian Involvement:</text:span></text:p>
          <text:list>
            <text:list-item>
              <text:p text:style-name="P7">291 events involved cyclists or pedestrians.</text:p>
            </text:list-item>
          </text:list>
        </text:list-item>
        <text:list-item>
          <text:p text:style-name="P7"><text:span text:style-name="Strong_20_Emphasis">Deaths Involving Tesla Occupants and Cyclists/Pedestrians:</text:span></text:p>
          <text:list>
            <text:list-item>
              <text:p text:style-name="P7">No recorded cases of Tesla occupant deaths coinciding with cyclist or pedestrian involvement.</text:p>
            </text:list-item>
          </text:list>
        </text:list-item>
        <text:list-item>
          <text:p text:style-name="P7"><text:span text:style-name="Strong_20_Emphasis">Collisions with Other Vehicles:</text:span></text:p>
          <text:list>
            <text:list-item>
              <text:p text:style-name="P8">290 events involve Tesla colliding with other vehicle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17:37:15.822000000</meta:creation-date>
    <dc:date>2024-11-30T23:09:26.333000000</dc:date>
    <meta:editing-duration>PT5H36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39" meta:word-count="329" meta:character-count="2014" meta:non-whitespace-character-count="1760"/>
  </office:meta>
</office:document-meta>
</file>